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fb5ac"/>
    </style:style>
    <style:style style:name="P2" style:family="paragraph" style:parent-style-name="Standard">
      <style:text-properties style:font-name="Verdana" officeooo:rsid="001fb5ac" officeooo:paragraph-rsid="001fb5ac"/>
    </style:style>
    <style:style style:name="P3" style:family="paragraph" style:parent-style-name="Standard">
      <style:text-properties style:font-name="Verdana" officeooo:rsid="001ffaae" officeooo:paragraph-rsid="001ffaae"/>
    </style:style>
    <style:style style:name="P4" style:family="paragraph" style:parent-style-name="Standard">
      <style:text-properties style:font-name="Verdana" officeooo:rsid="0029cc61" officeooo:paragraph-rsid="0029cc61"/>
    </style:style>
    <style:style style:name="P5" style:family="paragraph" style:parent-style-name="Standard">
      <style:text-properties style:font-name="Verdana" fo:font-weight="bold" officeooo:rsid="001ffaae" officeooo:paragraph-rsid="001ffaae" style:font-weight-asian="bold" style:font-weight-complex="bold"/>
    </style:style>
    <style:style style:name="P6" style:family="paragraph" style:parent-style-name="Standard">
      <style:text-properties fo:color="#ce181e" style:font-name="Verdana" officeooo:rsid="00232d59" officeooo:paragraph-rsid="00232d59"/>
    </style:style>
    <style:style style:name="P7" style:family="paragraph" style:parent-style-name="Standard">
      <style:text-properties fo:color="#ce181e" style:font-name="Verdana" fo:font-weight="normal" officeooo:rsid="002c1e94" officeooo:paragraph-rsid="002c1e94" style:font-weight-asian="normal" style:font-weight-complex="normal"/>
    </style:style>
    <style:style style:name="P8" style:family="paragraph" style:parent-style-name="Standard">
      <style:text-properties fo:color="#ce181e" style:font-name="Verdana" officeooo:rsid="002583e7" officeooo:paragraph-rsid="002583e7"/>
    </style:style>
    <style:style style:name="P9" style:family="paragraph" style:parent-style-name="Standard">
      <style:text-properties fo:color="#ce181e" style:font-name="Verdana" officeooo:rsid="0029cc61" officeooo:paragraph-rsid="0029cc61"/>
    </style:style>
    <style:style style:name="P10" style:family="paragraph" style:parent-style-name="Standard">
      <style:text-properties fo:color="#ce181e" style:font-name="Verdana" fo:font-weight="bold" officeooo:rsid="002990e7" officeooo:paragraph-rsid="00232d59" style:font-weight-asian="bold" style:font-weight-complex="bold"/>
    </style:style>
    <style:style style:name="P11" style:family="paragraph" style:parent-style-name="Standard">
      <style:text-properties fo:color="#ce181e" style:font-name="Verdana" fo:font-weight="bold" officeooo:rsid="0029cc61" officeooo:paragraph-rsid="00232d59" style:font-weight-asian="bold" style:font-weight-complex="bold"/>
    </style:style>
    <style:style style:name="P12" style:family="paragraph" style:parent-style-name="Standard">
      <style:text-properties fo:color="#ce181e" style:font-name="Verdana" fo:font-weight="bold" officeooo:rsid="003396db" officeooo:paragraph-rsid="003396db" style:font-weight-asian="bold" style:font-weight-complex="bold"/>
    </style:style>
    <style:style style:name="P13" style:family="paragraph" style:parent-style-name="Standard">
      <style:text-properties fo:color="#ce181e" style:font-name="Verdana" fo:font-weight="bold" officeooo:rsid="0034dc6e" officeooo:paragraph-rsid="0034dc6e" style:font-weight-asian="bold" style:font-weight-complex="bold"/>
    </style:style>
    <style:style style:name="P14" style:family="paragraph" style:parent-style-name="Standard">
      <style:text-properties fo:color="#ce181e" style:font-name="Verdana" fo:font-weight="bold" officeooo:rsid="002c1e94" officeooo:paragraph-rsid="002c1e94" style:font-weight-asian="bold" style:font-weight-complex="bold"/>
    </style:style>
    <style:style style:name="P15" style:family="paragraph" style:parent-style-name="Standard">
      <style:text-properties fo:color="#ce181e" style:font-name="Verdana" officeooo:rsid="0021db38" officeooo:paragraph-rsid="003396db"/>
    </style:style>
    <style:style style:name="P16" style:family="paragraph" style:parent-style-name="Standard">
      <style:text-properties fo:color="#ce181e" style:font-name="Verdana" fo:font-size="14pt" fo:font-weight="bold" officeooo:rsid="0035c9cf" officeooo:paragraph-rsid="0035c9cf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1c1c1c" style:font-name="Verdana" fo:font-size="12pt" fo:font-weight="bold" officeooo:rsid="0035c9cf" officeooo:paragraph-rsid="0035c9cf" style:font-size-asian="12pt" style:font-weight-asian="bold" style:font-size-complex="12pt" style:font-weight-complex="bold"/>
    </style:style>
    <style:style style:name="P18" style:family="paragraph" style:parent-style-name="Standard">
      <style:text-properties fo:color="#1c1c1c" style:font-name="Verdana" fo:font-size="12pt" fo:font-weight="normal" officeooo:rsid="0035c9cf" officeooo:paragraph-rsid="0035c9cf" style:font-size-asian="12pt" style:font-weight-asian="normal" style:font-size-complex="12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weight="bold" officeooo:rsid="001fb5ac" officeooo:paragraph-rsid="001fb5ac" fo:background-color="transparent" style:font-weight-asian="bold" style:font-weight-complex="bold"/>
    </style:style>
    <style:style style:name="P20" style:family="paragraph" style:parent-style-name="Standard">
      <style:text-properties fo:color="#ce181e" style:font-name="Verdana" fo:font-weight="bold" officeooo:rsid="003396db" officeooo:paragraph-rsid="003396db" style:font-weight-asian="bold" style:font-weight-complex="bold"/>
    </style:style>
    <style:style style:name="P21" style:family="paragraph" style:parent-style-name="Standard" style:list-style-name="L1">
      <style:text-properties fo:color="#ce181e" style:font-name="Verdana" officeooo:rsid="00232d59" officeooo:paragraph-rsid="00232d59"/>
    </style:style>
    <style:style style:name="P22" style:family="paragraph" style:parent-style-name="Standard" style:list-style-name="L2">
      <style:text-properties fo:color="#ce181e" style:font-name="Verdana" fo:font-weight="normal" officeooo:rsid="00232d59" officeooo:paragraph-rsid="00232d59" style:font-weight-asian="normal" style:font-weight-complex="normal"/>
    </style:style>
    <style:style style:name="P23" style:family="paragraph" style:parent-style-name="Standard" style:list-style-name="L3">
      <style:text-properties fo:color="#ce181e" style:font-name="Verdana" fo:font-weight="normal" officeooo:rsid="00232d59" officeooo:paragraph-rsid="00232d59" style:font-weight-asian="normal" style:font-weight-complex="normal"/>
    </style:style>
    <style:style style:name="P24" style:family="paragraph" style:parent-style-name="Standard" style:list-style-name="L4">
      <style:text-properties fo:color="#ce181e" style:font-name="Verdana" fo:font-weight="normal" officeooo:rsid="00232d59" officeooo:paragraph-rsid="00232d59" style:font-weight-asian="normal" style:font-weight-complex="normal"/>
    </style:style>
    <style:style style:name="P25" style:family="paragraph" style:parent-style-name="Standard" style:list-style-name="L5">
      <style:text-properties fo:color="#ce181e" style:font-name="Verdana" fo:font-weight="normal" officeooo:rsid="002c1e94" officeooo:paragraph-rsid="002c1e94" style:font-weight-asian="normal" style:font-weight-complex="normal"/>
    </style:style>
    <style:style style:name="P26" style:family="paragraph" style:parent-style-name="Standard">
      <style:text-properties fo:color="#000000" style:font-name="Verdana" fo:font-weight="bold" officeooo:rsid="0029cc61" officeooo:paragraph-rsid="002c1e94" style:font-weight-asian="bold" style:font-weight-complex="bold"/>
    </style:style>
    <style:style style:name="P27" style:family="paragraph" style:parent-style-name="Standard" style:list-style-name="L6">
      <style:text-properties fo:color="#1c1c1c" fo:font-size="12pt" officeooo:paragraph-rsid="0035c9cf" style:font-size-asian="12pt" style:font-size-complex="12pt"/>
    </style:style>
    <style:style style:name="P28" style:family="paragraph" style:parent-style-name="Standard">
      <style:text-properties style:font-name="Verdana" officeooo:rsid="001fb5ac" officeooo:paragraph-rsid="001fb5ac"/>
    </style:style>
    <style:style style:name="P29" style:family="paragraph" style:parent-style-name="Standard">
      <style:text-properties style:font-name="Verdana" officeooo:rsid="001fb5ac" officeooo:paragraph-rsid="0038d6c9"/>
    </style:style>
    <style:style style:name="P30" style:family="paragraph" style:parent-style-name="Standard">
      <style:text-properties fo:color="#ff0000" style:font-name="Verdana" fo:font-size="12pt" fo:font-weight="bold" officeooo:rsid="0035c9cf" officeooo:paragraph-rsid="00232d59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1db38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solid" style:text-underline-width="auto" style:text-underline-color="font-color" fo:font-weight="normal" officeooo:rsid="002a1ec0" style:font-weight-asian="normal" style:font-weight-complex="normal"/>
    </style:style>
    <style:style style:name="T5" style:family="text">
      <style:text-properties officeooo:rsid="0021db38"/>
    </style:style>
    <style:style style:name="T6" style:family="text">
      <style:text-properties officeooo:rsid="00232d59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9068" style:font-weight-asian="bold" style:font-weight-complex="bold"/>
    </style:style>
    <style:style style:name="T9" style:family="text">
      <style:text-properties fo:font-weight="bold" officeooo:rsid="002990e7" style:font-weight-asian="bold" style:font-weight-complex="bold"/>
    </style:style>
    <style:style style:name="T10" style:family="text">
      <style:text-properties fo:font-weight="bold" officeooo:rsid="0029cc61" style:font-weight-asian="bold" style:font-weight-complex="bold"/>
    </style:style>
    <style:style style:name="T11" style:family="text">
      <style:text-properties fo:font-weight="bold" officeooo:rsid="001ffaae" style:font-weight-asian="bold" style:font-weight-complex="bold"/>
    </style:style>
    <style:style style:name="T12" style:family="text">
      <style:text-properties fo:font-weight="bold" officeooo:rsid="0035c9cf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990e7" style:font-weight-asian="normal" style:font-weight-complex="normal"/>
    </style:style>
    <style:style style:name="T15" style:family="text">
      <style:text-properties officeooo:rsid="0029cc61"/>
    </style:style>
    <style:style style:name="T16" style:family="text">
      <style:text-properties officeooo:rsid="002c1e94"/>
    </style:style>
    <style:style style:name="T17" style:family="text">
      <style:text-properties officeooo:rsid="002d95e6"/>
    </style:style>
    <style:style style:name="T18" style:family="text">
      <style:text-properties fo:color="#000000" officeooo:rsid="0035c9cf"/>
    </style:style>
    <style:style style:name="T19" style:family="text">
      <style:text-properties fo:color="#333333" style:text-underline-style="solid" style:text-underline-width="auto" style:text-underline-color="font-color"/>
    </style:style>
    <style:style style:name="T20" style:family="text">
      <style:text-properties fo:color="#333333" style:text-underline-style="solid" style:text-underline-width="auto" style:text-underline-color="font-color" officeooo:rsid="0029cc61"/>
    </style:style>
    <style:style style:name="T21" style:family="text">
      <style:text-properties style:font-name="Verdana" fo:font-weight="normal" officeooo:rsid="0035c9cf" style:font-weight-asian="normal" style:font-weight-complex="normal"/>
    </style:style>
    <style:style style:name="T22" style:family="text">
      <style:text-properties style:font-name="Verdana" fo:font-weight="bold" officeooo:rsid="0035c9cf" style:font-weight-asian="bold" style:font-weight-complex="bold"/>
    </style:style>
    <style:style style:name="T23" style:family="text">
      <style:text-properties style:font-name="Verdana" fo:font-weight="bold" officeooo:rsid="00378b7c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9">ORDEN DE ACTUACIONES <text:span text:style-name="T15">Y CALENDARIO DE PAGOS</text:span></text:p>
          </table:table-cell>
        </table:table-row>
      </table:table>
      <text:p text:style-name="P1"/>
      <text:p text:style-name="P1"/>
      <text:p text:style-name="P1"/>
      <text:p text:style-name="P2">1º. <text:span text:style-name="T1">APROBACIÓN DEL PRESUPUESTO</text:span> DE LA EMPRESA INSIGNIA en la Junta Ordinaria de 9 de enero de 2018.</text:p>
      <text:p text:style-name="P29"/>
      <text:p text:style-name="P2"/>
      <text:p text:style-name="P2">2º. <text:span text:style-name="T1">FIRMA DEL CONTRATO</text:span> <text:span text:style-name="T5">CON</text:span> LA EMPRESA INSIGNIA, POR LA PRESIDENTA DE LA COMUNIDAD DEL BLOQUE<text:span text:style-name="T11">.</text:span></text:p>
      <text:p text:style-name="P2"/>
      <text:p text:style-name="P12">ENERO:</text:p>
      <text:p text:style-name="P15">PAGAMOS A INSIGNIA <text:span text:style-name="T7">2.533, 183 €</text:span> <text:span text:style-name="T6">EN TOTAL (EL 10% DE LA OBRA)</text:span></text:p>
      <text:list xml:id="list3796405252" text:style-name="L1">
        <text:list-item>
          <text:p text:style-name="P21">Los números 1, 2, 3, 4 pagarán <text:span text:style-name="T7">371,87 €</text:span></text:p>
        </text:list-item>
        <text:list-item>
          <text:p text:style-name="P21">Los números 21, 22, 23, 24 pagarán <text:span text:style-name="T7">261,42 € </text:span></text:p>
        </text:list-item>
      </text:list>
      <text:p text:style-name="P2"/>
      <text:p text:style-name="P2"/>
      <text:p text:style-name="P3">3º. <text:span text:style-name="T1">PETICIÓN DEL PERMISO DE OBRAS</text:span> esta semana. Tardará en resolverse 1 mes.</text:p>
      <text:p text:style-name="P5"/>
      <text:p text:style-name="P12">FEBRERO:</text:p>
      <text:p text:style-name="P6">SE PAGARÁ EL PERMISO DE OBRA: <text:span text:style-name="T7">1.381,74 € </text:span></text:p>
      <text:list xml:id="list1763338113" text:style-name="L2">
        <text:list-item>
          <text:p text:style-name="P22">Los números 1, 2, 3, 4 pagarán <text:span text:style-name="T8">202,839 €</text:span></text:p>
        </text:list-item>
        <text:list-item>
          <text:p text:style-name="P22">Los números 21, 22, 23, 24 pagarán <text:span text:style-name="T8">142,595 €</text:span></text:p>
        </text:list-item>
      </text:list>
      <text:p text:style-name="P3"/>
      <text:p text:style-name="P3"/>
      <text:p text:style-name="P3">4º. <text:span text:style-name="T1">PETICIÓN DE LAS AYUDAS AL GOBIERNO VASCO</text:span>, con el papel del permiso de obras. Tardarán en resolverse entre 15 días y 1 mes.</text:p>
      <text:p text:style-name="P3"/>
      <text:p text:style-name="P3"/>
      <text:p text:style-name="P3">5º. <text:span text:style-name="T2">EMPEZARÁN LAS OBRAS EN MARZO</text:span><text:span text:style-name="T5">, aproximadamente.</text:span></text:p>
      <text:p text:style-name="P13">MARZO:</text:p>
      <text:p text:style-name="P8">PAGAMOS A INSIGNIA <text:span text:style-name="T7">5.066, 366 €</text:span><text:span text:style-name="T13"> EN TOTAL </text:span><text:span text:style-name="T14">(EL 20% DE LA OBRA)</text:span></text:p>
      <text:list xml:id="list2210347212" text:style-name="L3">
        <text:list-item>
          <text:p text:style-name="P23">Los números 1, 2, 3, 4 pagarán <text:span text:style-name="T9">743,74 €</text:span></text:p>
        </text:list-item>
        <text:list-item>
          <text:p text:style-name="P23">Los números 21, 22, 23, 24 pagarán <text:span text:style-name="T9">522,85 €</text:span></text:p>
        </text:list-item>
      </text:list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M41S</meta:editing-duration>
    <meta:editing-cycles>16</meta:editing-cycles>
    <meta:generator>LibreOffice/5.4.3.2$Linux_X86_64 LibreOffice_project/92a7159f7e4af62137622921e809f8546db437e5</meta:generator>
    <dc:date>2018-01-18T20:25:06.126609315</dc:date>
    <meta:document-statistic meta:table-count="1" meta:image-count="0" meta:object-count="0" meta:page-count="1" meta:paragraph-count="18" meta:word-count="182" meta:character-count="920" meta:non-whitespace-character-count="760"/>
    <meta:user-defined meta:name="Info 1"/>
    <meta:user-defined meta:name="Info 2"/>
    <meta:user-defined meta:name="Info 3"/>
    <meta:user-defined meta:name="Info 4"/>
  </office:meta>
</office:document-meta>
</file>